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62.44mm"/>
    </style:style>
    <style:style style:name="co4" style:family="table-column">
      <style:table-column-properties fo:break-before="auto" style:column-width="22.75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18.5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ff80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tyle="italic" style:font-style-asian="italic" style:font-style-complex="italic"/>
      <style:map style:condition="cell-content()=&quot;Non Soddisfatto&quot;" style:apply-style-name="cf1" style:base-cell-address="Foglio1.B4"/>
      <style:map style:condition="cell-content()=&quot;Soddisfatto&quot;" style:apply-style-name="cf2" style:base-cell-address="Foglio1.B4"/>
      <style:map style:condition="cell-content()=0" style:apply-style-name="cf5" style:base-cell-address="Foglio1.B4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&quot;Non Soddisfatto&quot;" style:apply-style-name="cf1" style:base-cell-address="Foglio1.B4"/>
      <style:map style:condition="cell-content()=&quot;Soddisfatto&quot;" style:apply-style-name="cf2" style:base-cell-address="Foglio1.B4"/>
      <style:map style:condition="cell-content()=0" style:apply-style-name="cf5" style:base-cell-address="Foglio1.B4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tyle="italic" style:font-style-asian="italic" style:font-style-complex="italic"/>
      <style:map style:condition="cell-content()=&quot;Non Soddisfatto&quot;" style:apply-style-name="cf1" style:base-cell-address="Foglio1.B4"/>
      <style:map style:condition="cell-content()=&quot;Soddisfatto&quot;" style:apply-style-name="cf2" style:base-cell-address="Foglio1.B4"/>
      <style:map style:condition="cell-content()=0" style:apply-style-name="cf5" style:base-cell-address="Foglio1.B4"/>
    </style:style>
    <style:style style:name="ce41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style="italic" style:font-style-asian="italic" style:font-style-complex="italic"/>
      <style:map style:condition="cell-content()=&quot;Non Soddisfatto&quot;" style:apply-style-name="cf1" style:base-cell-address="Foglio1.B4"/>
      <style:map style:condition="cell-content()=&quot;Soddisfatto&quot;" style:apply-style-name="cf2" style:base-cell-address="Foglio1.B4"/>
      <style:map style:condition="cell-content()=0" style:apply-style-name="cf5" style:base-cell-address="Foglio1.B4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  <style:map style:condition="cell-content()=&quot;Non Soddisfatto&quot;" style:apply-style-name="cf1" style:base-cell-address="Foglio1.B4"/>
      <style:map style:condition="cell-content()=&quot;Soddisfatto&quot;" style:apply-style-name="cf2" style:base-cell-address="Foglio1.B4"/>
      <style:map style:condition="cell-content()=0" style:apply-style-name="cf5" style:base-cell-address="Foglio1.B4"/>
    </style:style>
    <style:style style:name="ce25" style:family="table-cell" style:parent-style-name="Default" style:data-style-name="N0">
      <style:table-cell-properties fo:background-color="#ccffcc" style:text-align-source="fix" style:repeat-content="false" fo:border="0.06pt solid #000000" style:vertical-align="automatic"/>
      <style:paragraph-properties fo:text-align="center"/>
      <style:text-properties fo:color="#006600" fo:font-style="italic" style:font-style-asian="italic" style:font-style-complex="italic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d966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30"/>
        <table:table-column table:style-name="co3" table:default-cell-style-name="ce5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number-columns-repeated="1017" table:default-cell-style-name="ce1"/>
        <table:table-row table:style-name="ro1">
          <table:table-cell table:style-name="ce2" office:value-type="string" calcext:value-type="string">
            <text:p>IDENTIFICATIVO</text:p>
          </table:table-cell>
          <table:table-cell table:style-name="ce2" office:value-type="string" calcext:value-type="string">
            <text:p>STATO</text:p>
          </table:table-cell>
          <table:table-cell table:style-name="ce2" office:value-type="string" calcext:value-type="string">
            <text:p>OBBLIGATORIETA’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21" office:value-type="string" calcext:value-type="string" table:number-columns-spanned="2" table:number-rows-spanned="1">
            <text:p>REQUISITI FUNZIONALI</text:p>
          </table:table-cell>
          <table:covered-table-cell table:style-name="ce37"/>
          <table:table-cell table:number-columns-repeated="2"/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6" office:value-type="string" calcext:value-type="string">
            <text:p>ROF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/>
          <table:table-cell table:style-name="ce9" office:value-type="string" calcext:value-type="string">
            <text:p>Requisiti Obbligatori Coperti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F1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/>
          <table:table-cell table:style-name="ce9" office:value-type="string" calcext:value-type="string">
            <text:p>Requisiti Opzionali/Desiderabili Coperti</text:p>
          </table:table-cell>
          <table:table-cell table:style-name="ce11" office:value-type="percentage" office:value="0.8" calcext:value-type="percentage">
            <text:p>80,00%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F1.2</text:p>
          </table:table-cell>
          <table:table-cell table:style-name="ce39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2"/>
          <table:table-cell table:style-name="ce12"/>
          <table:table-cell table:style-name="ce13"/>
          <table:table-cell table:number-columns-repeated="1017"/>
        </table:table-row>
        <table:table-row table:style-name="ro2">
          <table:table-cell table:style-name="ce14" office:value-type="string" calcext:value-type="string">
            <text:p>ROF1.3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2"/>
          <table:table-cell table:style-name="ce15" table:formula="of:=28/35" office:value-type="float" office:value="0.8" calcext:value-type="float">
            <text:p>0,8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6" office:value-type="string" calcext:value-type="string">
            <text:p>ROF1.4</text:p>
          </table:table-cell>
          <table:table-cell table:style-name="ce40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FF1.4.1</text:p>
          </table:table-cell>
          <table:table-cell table:style-name="ce41" office:value-type="string" calcext:value-type="string">
            <text:p>Soddisfatto</text:p>
          </table:table-cell>
          <table:table-cell table:style-name="ce27" office:value-type="string" calcext:value-type="string">
            <text:p>Opzionale</text:p>
          </table:table-cell>
          <table:table-cell table:style-name="ce12"/>
          <table:table-cell table:style-name="ce18"/>
          <table:table-cell table:number-columns-repeated="1019"/>
        </table:table-row>
        <table:table-row table:style-name="ro2">
          <table:table-cell table:style-name="ce6" office:value-type="string" calcext:value-type="string">
            <text:p>RFF1.4.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pzionale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6" office:value-type="string" calcext:value-type="string">
            <text:p>ROF1.5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6" office:value-type="string" calcext:value-type="string">
            <text:p>RDF1.6</text:p>
          </table:table-cell>
          <table:table-cell table:style-name="ce38" office:value-type="string" calcext:value-type="string">
            <text:p>Non 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ROF1.7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1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1.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3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3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3.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3.3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3.4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3.5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3.6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4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5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6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6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6.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DF2.5.6.3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6.4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DF2.5.6.5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7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8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9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9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9.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9.4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9.5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10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5.1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6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6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6.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6.3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6.4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2.7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3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3.3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3.3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3.3.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3.3.2.4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3.3.2.5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3.3.2.6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3.3.3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3.4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3.5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3.5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3.5.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3.5.3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3.5.4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3.5.5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3.6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4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4.4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4.4.3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4.4.4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4.4.5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4.4.6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FF4.4.7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pzionale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FF4.4.7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pzionale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4.4.8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4.5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FF4.5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pzionale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FF4.5.1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pzionale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DF4.5.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4.6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DF4.6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4.7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4.7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4.7.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7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7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7.1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OF7.1.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F7.1.3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F7.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F7.2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F7.2.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F7.3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F8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F8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F8.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F8.3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F8.3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F8.3.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F8.4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F9</text:p>
          </table:table-cell>
          <table:table-cell table:style-name="ce40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F9.1</text:p>
          </table:table-cell>
          <table:table-cell table:style-name="ce40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F9.1.1</text:p>
          </table:table-cell>
          <table:table-cell table:style-name="ce40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F9.2</text:p>
          </table:table-cell>
          <table:table-cell table:style-name="ce40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F10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F10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F10.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F10.2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F10.3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F10.4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42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REQUISITI QUALITA’</text:p>
          </table:table-cell>
          <table:covered-table-cell table:style-name="ce37"/>
          <table:table-cell table:number-columns-repeated="1022"/>
        </table:table-row>
        <table:table-row table:style-name="ro2">
          <table:table-cell table:style-name="ce27" office:value-type="string" calcext:value-type="string">
            <text:p>ROQ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Q1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Q1.2</text:p>
          </table:table-cell>
          <table:table-cell table:style-name="ce38" office:value-type="string" calcext:value-type="string">
            <text:p>Non 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Q1.3</text:p>
          </table:table-cell>
          <table:table-cell table:style-name="ce38" office:value-type="string" calcext:value-type="string">
            <text:p>Non Soddisfatto</text:p>
          </table:table-cell>
          <table:table-cell table:style-name="ce27" office:value-type="string" calcext:value-type="string">
            <text:p>Desiderabile</text:p>
          </table:table-cell>
          <table:table-cell table:style-name="ce24"/>
          <table:table-cell table:number-columns-repeated="1020"/>
        </table:table-row>
        <table:table-row table:style-name="ro2">
          <table:table-cell table:style-name="ce27" office:value-type="string" calcext:value-type="string">
            <text:p>ROQ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Q2.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Q2.2</text:p>
          </table:table-cell>
          <table:table-cell table:style-name="ce38" office:value-type="string" calcext:value-type="string">
            <text:p>Non 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Q3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DQ5</text:p>
          </table:table-cell>
          <table:table-cell table:style-name="ce25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Q6</text:p>
          </table:table-cell>
          <table:table-cell table:style-name="ce38" office:value-type="string" calcext:value-type="string">
            <text:p>Non 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Q7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Q8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Q9</text:p>
          </table:table-cell>
          <table:table-cell table:style-name="ce38" office:value-type="string" calcext:value-type="string">
            <text:p>Non 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DQ10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DQ11</text:p>
          </table:table-cell>
          <table:table-cell table:style-name="ce25" office:value-type="string" calcext:value-type="string">
            <text:p>Soddisfatto</text:p>
          </table:table-cell>
          <table:table-cell table:style-name="ce27" office:value-type="string" calcext:value-type="string">
            <text:p>Desiderabile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42"/>
          <table:table-cell table:number-columns-repeated="1022"/>
        </table:table-row>
        <table:table-row table:style-name="ro1">
          <table:table-cell table:style-name="ce23" office:value-type="string" calcext:value-type="string" table:number-columns-spanned="2" table:number-rows-spanned="1">
            <text:p>REQUISITI VINCOLO</text:p>
          </table:table-cell>
          <table:covered-table-cell table:style-name="ce37"/>
          <table:table-cell table:number-columns-repeated="1022"/>
        </table:table-row>
        <table:table-row table:style-name="ro2">
          <table:table-cell table:style-name="ce27" office:value-type="string" calcext:value-type="string">
            <text:p>ROV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V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V3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V4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V5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V6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V8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V9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V10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V11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OV12</text:p>
          </table:table-cell>
          <table:table-cell table:style-name="ce38" office:value-type="string" calcext:value-type="string">
            <text:p>Soddisfatto</text:p>
          </table:table-cell>
          <table:table-cell table:style-name="ce27" office:value-type="string" calcext:value-type="string">
            <text:p>Obbligatorio</text:p>
          </table:table-cell>
          <table:table-cell table:number-columns-repeated="1021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glio1.B4:Foglio1.B109 Foglio1.B111:Foglio1.B118 Foglio1.B120:Foglio1.B124 Foglio1.B128:Foglio1.B138 Foglio1.B126:Foglio1.B126">
            <calcext:condition calcext:apply-style-name="cf1" calcext:value="=&quot;Non Soddisfatto&quot;" calcext:base-cell-address="Foglio1.B4"/>
            <calcext:condition calcext:apply-style-name="cf2" calcext:value="=&quot;Soddisfatto&quot;" calcext:base-cell-address="Foglio1.B4"/>
            <calcext:condition calcext:apply-style-name="cf5" calcext:value="=0" calcext:base-cell-address="Foglio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f1" style:family="table-cell" style:parent-style-name="Default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cf2" style:family="table-cell" style:parent-style-name="Default" style:data-style-name="N0">
      <style:table-cell-properties fo:background-color="#ccffcc"/>
      <style:text-properties fo:color="#006600"/>
    </style:style>
    <style:style style:name="cf3" style:family="table-cell" style:parent-style-name="Default" style:data-style-name="N0">
      <style:text-properties fo:font-weight="bold" style:font-weight-asian="bold" style:font-weight-complex="bold"/>
    </style:style>
    <style:style style:name="cf4" style:family="table-cell" style:parent-style-name="Default" style:data-style-name="N0">
      <style:text-properties fo:font-weight="bold" style:font-weight-asian="bold" style:font-weight-complex="bold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5" style:family="table-cell" style:parent-style-name="Default">
      <style:text-properties fo:color="#000000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2-15T10:30:29Z</meta:creation-date>
    <dc:date>2019-05-10T15:22:57.369330315</dc:date>
    <meta:editing-cycles>35</meta:editing-cycles>
    <meta:editing-duration>PT2H39M1S</meta:editing-duration>
    <meta:document-statistic meta:table-count="1" meta:cell-count="404" meta:object-count="0"/>
  </office:meta>
</office:document-meta>
</file>